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412cm"/>
    </style:style>
    <style:style style:name="co4" style:family="table-column">
      <style:table-column-properties fo:break-before="auto" style:column-width="4.583cm"/>
    </style:style>
    <style:style style:name="co5" style:family="table-column">
      <style:table-column-properties fo:break-before="auto" style:column-width="0.03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4.129cm"/>
    </style:style>
    <style:style style:name="co9" style:family="table-column">
      <style:table-column-properties fo:break-before="auto" style:column-width="2.078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3.584cm"/>
    </style:style>
    <style:style style:name="ro1" style:family="table-row">
      <style:table-row-properties style:row-height="1.302cm" fo:break-before="auto" style:use-optimal-row-height="false"/>
    </style:style>
    <style:style style:name="ro2" style:family="table-row">
      <style:table-row-properties style:row-height="1.401cm" fo:break-before="auto" style:use-optimal-row-height="false"/>
    </style:style>
    <style:style style:name="ro3" style:family="table-row">
      <style:table-row-properties style:row-height="1.401cm" fo:break-before="page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="none" style:vertical-align="middl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99pt solid #000000" style:vertical-align="middl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99pt solid #000000" style:vertical-align="middle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style:vertical-align="middle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order="none" style:vertical-align="middl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6pt" style:font-size-asian="16pt" style:font-size-complex="16pt"/>
    </style:style>
    <style:style style:name="ce60" style:family="table-cell" style:parent-style-name="Pivot_20_Table_20_Corner">
      <style:table-cell-properties fo:border-bottom="none" fo:border-left="2.01pt solid #000000" fo:border-right="0.99pt solid #000000" fo:border-top="none"/>
      <style:text-properties fo:font-size="16pt" style:font-size-asian="16pt" style:font-size-complex="16pt"/>
    </style:style>
    <style:style style:name="ce61" style:family="table-cell" style:parent-style-name="Pivot_20_Table_20_Field">
      <style:table-cell-properties fo:border="0.06pt solid #000000"/>
      <style:text-properties fo:font-size="16pt" style:font-size-asian="16pt" style:font-size-complex="16pt"/>
    </style:style>
    <style:style style:name="ce62" style:family="table-cell" style:parent-style-name="Pivot_20_Table_20_Category" style:data-style-name="N0">
      <style:table-cell-properties fo:border="0.06pt solid #000000"/>
      <style:text-properties fo:font-size="13pt" style:font-size-asian="13pt" style:font-size-complex="13pt"/>
    </style:style>
    <style:style style:name="ce63" style:family="table-cell" style:parent-style-name="Pivot_20_Table_20_Title" style:data-style-name="N0">
      <style:table-cell-properties fo:border="0.06pt solid #000000"/>
      <style:text-properties fo:font-size="16pt" style:font-size-asian="16pt" style:font-size-complex="16pt"/>
    </style:style>
    <style:style style:name="ce64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5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6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Pivot_20_Table_20_Value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8" style:family="table-cell" style:parent-style-name="Pivot_20_Table_20_Res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9" style:family="table-cell" style:parent-style-name="Pivot_20_Table_20_Corner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70" style:family="table-cell" style:parent-style-name="Pivot_20_Table_20_Corner">
      <style:table-cell-properties fo:border-bottom="none" fo:border-left="none" fo:border-right="2.01pt solid #000000" fo:border-top="2.01pt solid #000000"/>
      <style:text-properties fo:font-size="16pt" style:font-size-asian="16pt" style:font-size-complex="16pt"/>
    </style:style>
    <style:style style:name="ce7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  <style:text-properties fo:font-size="16pt" style:font-size-asian="16pt" style:font-size-complex="16pt"/>
    </style:style>
    <style:style style:name="ce7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  <style:text-properties fo:font-size="16pt" style:font-size-asian="16pt" style:font-size-complex="16pt"/>
    </style:style>
    <style:style style:name="ce73" style:family="table-cell" style:parent-style-name="Pivot_20_Table_20_Result">
      <style:table-cell-properties fo:border="0.06pt solid #000000"/>
      <style:text-properties fo:font-size="16pt" style:font-size-asian="16pt" style:font-size-complex="16pt"/>
    </style:style>
    <style:style style:name="ce74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fo:font-size="16pt" style:font-size-asian="16pt" style:font-size-complex="16pt"/>
    </style:style>
    <style:style style:name="ce75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fo:font-size="16pt" style:font-size-asian="16pt" style:font-size-complex="16pt"/>
    </style:style>
    <style:style style:name="ce7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0-08-21-AN" table:style-name="ta1">
        <table:table-column table:style-name="co1" table:visibility="collapse" table:default-cell-style-name="ce6"/>
        <table:table-column table:style-name="co1" table:visibility="collapse" table:default-cell-style-name="ce12"/>
        <table:table-column table:style-name="co2" table:default-cell-style-name="ce3"/>
        <table:table-column table:style-name="co3" table:default-cell-style-name="ce8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row table:style-name="ro1">
          <table:table-cell/>
          <table:table-cell table:style-name="ce9"/>
          <table:table-cell table:style-name="ce1"/>
          <table:table-cell table:style-name="ce7" table:formula="of:=COM.MICROSOFT.CONCAT(&quot;Room :&quot;;[.B3])" office:value-type="string" office:string-value="Room :201" calcext:value-type="string">
            <text:p>Room :201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/>
          <table:table-cell table:style-name="ce59" office:value-type="string" calcext:value-type="string">
            <text:p>Count - Paper</text:p>
          </table:table-cell>
          <table:table-cell table:style-name="ce64" office:value-type="string" calcext:value-type="string">
            <text:p>No</text:p>
          </table:table-cell>
          <table:table-cell table:style-name="ce64" office:value-type="string" calcext:value-type="string">
            <text:p>Room</text:p>
          </table:table-cell>
          <table:table-cell table:style-name="ce69" table:number-columns-repeated="13"/>
          <table:table-cell table:style-name="ce7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nvy <text:s/>Elsa Thomas</text:p>
          </table:table-cell>
          <table:table-cell table:style-name="ce11" office:value-type="string" calcext:value-type="string">
            <text:p>AJC19MCA-I016</text:p>
          </table:table-cell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D</text:p>
          </table:table-cell>
          <table:table-cell table:style-name="ce14" office:value-type="string" calcext:value-type="string">
            <text:p>INMCA208 <text:s/></text:p>
          </table:table-cell>
          <table:table-cell/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1" office:value-type="string" calcext:value-type="string">
            <text:p>Total</text:p>
          </table:table-cell>
        </table:table-row>
        <table:table-row table:style-name="ro2">
          <table:table-cell table:formula="of:=IF([.B3]=[.B4];[.A3];[.A3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Ashna Aiswarya L K</text:p>
          </table:table-cell>
          <table:table-cell table:style-name="ce11" office:value-type="string" calcext:value-type="string">
            <text:p>CIM18CE00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/>
          <table:table-cell table:style-name="ce61" office:value-type="string" calcext:value-type="string">
            <text:p>Paper</text:p>
          </table:table-cell>
          <table:table-cell table:style-name="ce66" office:value-type="float" office:value="201" calcext:value-type="float">
            <text:p>201</text:p>
          </table:table-cell>
          <table:table-cell table:style-name="ce66" office:value-type="float" office:value="210" calcext:value-type="float">
            <text:p>210</text:p>
          </table:table-cell>
          <table:table-cell table:style-name="ce66" office:value-type="float" office:value="211" calcext:value-type="float">
            <text:p>211</text:p>
          </table:table-cell>
          <table:table-cell table:style-name="ce66" office:value-type="float" office:value="301" calcext:value-type="float">
            <text:p>301</text:p>
          </table:table-cell>
          <table:table-cell table:style-name="ce66" office:value-type="float" office:value="309" calcext:value-type="float">
            <text:p>309</text:p>
          </table:table-cell>
          <table:table-cell table:style-name="ce66" office:value-type="float" office:value="310" calcext:value-type="float">
            <text:p>310</text:p>
          </table:table-cell>
          <table:table-cell table:style-name="ce66" office:value-type="float" office:value="311" calcext:value-type="float">
            <text:p>311</text:p>
          </table:table-cell>
          <table:table-cell table:style-name="ce66" office:value-type="float" office:value="312" calcext:value-type="float">
            <text:p>312</text:p>
          </table:table-cell>
          <table:table-cell table:style-name="ce66" office:value-type="float" office:value="314" calcext:value-type="float">
            <text:p>314</text:p>
          </table:table-cell>
          <table:table-cell table:style-name="ce66" office:value-type="float" office:value="315" calcext:value-type="float">
            <text:p>315</text:p>
          </table:table-cell>
          <table:table-cell table:style-name="ce66" office:value-type="float" office:value="409" calcext:value-type="float">
            <text:p>409</text:p>
          </table:table-cell>
          <table:table-cell table:style-name="ce66" office:value-type="float" office:value="410" calcext:value-type="float">
            <text:p>410</text:p>
          </table:table-cell>
          <table:table-cell table:style-name="ce66" office:value-type="float" office:value="509" calcext:value-type="float">
            <text:p>509</text:p>
          </table:table-cell>
          <table:table-cell table:style-name="ce66" office:value-type="float" office:value="510" calcext:value-type="float">
            <text:p>510</text:p>
          </table:table-cell>
          <table:table-cell table:style-name="ce66" office:value-type="float" office:value="515" calcext:value-type="float">
            <text:p>515</text:p>
          </table:table-cell>
          <table:table-cell table:style-name="ce72"/>
        </table:table-row>
        <table:table-row table:style-name="ro2">
          <table:table-cell table:formula="of:=IF([.B4]=[.B5];[.A4];[.A4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shwin <text:s/>N X</text:p>
          </table:table-cell>
          <table:table-cell table:style-name="ce11" office:value-type="string" calcext:value-type="string">
            <text:p>FIT18CE04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/>
          <table:table-cell table:style-name="ce62" office:value-type="string" calcext:value-type="string">
            <text:p>CE302 <text:s/>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3" office:value-type="float" office:value="13" calcext:value-type="float">
            <text:p>13</text:p>
          </table:table-cell>
        </table:table-row>
        <table:table-row table:style-name="ro2">
          <table:table-cell table:formula="of:=IF([.B5]=[.B6];[.A5];[.A5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Liya Jolly D.J</text:p>
          </table:table-cell>
          <table:table-cell table:style-name="ce11" office:value-type="string" calcext:value-type="string">
            <text:p>HKC18CE02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/>
          <table:table-cell table:style-name="ce62" office:value-type="string" calcext:value-type="string">
            <text:p>EC302 <text:s/>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3" table:style-name="ce67" office:value-type="float" office:value="17" calcext:value-type="float">
            <text:p>17</text:p>
          </table:table-cell>
          <table:table-cell table:number-columns-repeated="3" table:style-name="ce67" office:value-type="float" office:value="18" calcext:value-type="float">
            <text:p>18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4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3" office:value-type="float" office:value="156" calcext:value-type="float">
            <text:p>156</text:p>
          </table:table-cell>
        </table:table-row>
        <table:table-row table:style-name="ro2">
          <table:table-cell table:formula="of:=IF([.B6]=[.B7];[.A6];[.A6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Kajal <text:s/>Kumari</text:p>
          </table:table-cell>
          <table:table-cell table:style-name="ce11" office:value-type="string" calcext:value-type="string">
            <text:p>JCE18CE02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/>
          <table:table-cell table:style-name="ce62" office:value-type="string" calcext:value-type="string">
            <text:p>EE302 <text:s/>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number-columns-repeated="2" table:style-name="ce67" office:value-type="float" office:value="17" calcext:value-type="float">
            <text:p>17</text:p>
          </table:table-cell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5" calcext:value-type="float">
            <text:p>5</text:p>
          </table:table-cell>
          <table:table-cell table:style-name="ce73" office:value-type="float" office:value="89" calcext:value-type="float">
            <text:p>89</text:p>
          </table:table-cell>
        </table:table-row>
        <table:table-row table:style-name="ro2">
          <table:table-cell table:formula="of:=IF([.B7]=[.B8];[.A7];[.A7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Diya <text:s/>Sunil</text:p>
          </table:table-cell>
          <table:table-cell table:style-name="ce11" office:value-type="string" calcext:value-type="string">
            <text:p>TCR18CE02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/>
          <table:table-cell table:style-name="ce62" office:value-type="string" calcext:value-type="string">
            <text:p>INMCA208 <text:s/>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 office:value-type="float" office:value="1" calcext:value-type="float">
            <text:p>1</text:p>
          </table:table-cell>
        </table:table-row>
        <table:table-row table:style-name="ro2">
          <table:table-cell table:formula="of:=IF([.B8]=[.B9];[.A8];[.A8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Akhil S Kadavan</text:p>
          </table:table-cell>
          <table:table-cell table:style-name="ce11" office:value-type="string" calcext:value-type="string">
            <text:p>VJC18CE00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/>
          <table:table-cell table:style-name="ce63" office:value-type="string" calcext:value-type="string">
            <text:p>Total Result</text:p>
          </table:table-cell>
          <table:table-cell table:number-columns-repeated="4" table:style-name="ce68" office:value-type="float" office:value="17" calcext:value-type="float">
            <text:p>17</text:p>
          </table:table-cell>
          <table:table-cell table:number-columns-repeated="5" table:style-name="ce68" office:value-type="float" office:value="18" calcext:value-type="float">
            <text:p>18</text:p>
          </table:table-cell>
          <table:table-cell table:number-columns-repeated="5" table:style-name="ce68" office:value-type="float" office:value="17" calcext:value-type="float">
            <text:p>17</text:p>
          </table:table-cell>
          <table:table-cell table:style-name="ce68" office:value-type="float" office:value="16" calcext:value-type="float">
            <text:p>16</text:p>
          </table:table-cell>
          <table:table-cell table:style-name="ce74" office:value-type="float" office:value="259" calcext:value-type="float">
            <text:p>259</text:p>
          </table:table-cell>
        </table:table-row>
        <table:table-row table:style-name="ro2">
          <table:table-cell table:formula="of:=IF([.B9]=[.B10];[.A9];[.A9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Adithya <text:s/>Sajith</text:p>
          </table:table-cell>
          <table:table-cell table:style-name="ce11" office:value-type="string" calcext:value-type="string">
            <text:p>ADR18EC00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]=[.B11];[.A10];[.A10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Muhammed Thamim K.R</text:p>
          </table:table-cell>
          <table:table-cell table:style-name="ce11" office:value-type="string" calcext:value-type="string">
            <text:p>CEC18EC01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]=[.B12];[.A11];[.A11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run Kumar A</text:p>
          </table:table-cell>
          <table:table-cell table:style-name="ce11" office:value-type="string" calcext:value-type="string">
            <text:p>KNR18EC0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]=[.B13];[.A12];[.A12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njith Padmnabhan <text:s/></text:p>
          </table:table-cell>
          <table:table-cell table:style-name="ce11" office:value-type="string" calcext:value-type="string">
            <text:p>LMDL18EC12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]=[.B14];[.A13];[.A13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Jithin P K <text:s/></text:p>
          </table:table-cell>
          <table:table-cell table:style-name="ce11" office:value-type="string" calcext:value-type="string">
            <text:p>LMDL18EC1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]=[.B15];[.A14];[.A14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Muhammed <text:s/>Rahees</text:p>
          </table:table-cell>
          <table:table-cell table:style-name="ce11" office:value-type="string" calcext:value-type="string">
            <text:p>LMDL18EC1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5]=[.B16];[.A15];[.A15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Sanjay M P <text:s/></text:p>
          </table:table-cell>
          <table:table-cell table:style-name="ce11" office:value-type="string" calcext:value-type="string">
            <text:p>LMDL18EC13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6]=[.B17];[.A16];[.A16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darsh <text:s/>J</text:p>
          </table:table-cell>
          <table:table-cell table:style-name="ce11" office:value-type="string" calcext:value-type="string">
            <text:p>MAC18EC00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7]=[.B18];[.A17];[.A17]+1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Aswin <text:s/>Jayapal</text:p>
          </table:table-cell>
          <table:table-cell table:style-name="ce11" office:value-type="string" calcext:value-type="string">
            <text:p>MAC18EC03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8]=[.B19];[.A18];[.A18]+1)" office:value-type="float" office:value="1" calcext:value-type="float">
            <text:p>1</text:p>
          </table:table-cell>
          <table:table-cell table:style-name="ce48" office:value-type="float" office:value="201" calcext:value-type="float">
            <text:p>201</text:p>
          </table:table-cell>
          <table:table-cell table:style-name="ce2" office:value-type="string" calcext:value-type="string">
            <text:p>A17</text:p>
          </table:table-cell>
          <table:table-cell table:style-name="ce2" office:value-type="string" calcext:value-type="string">
            <text:p>Aswin <text:s/>S</text:p>
          </table:table-cell>
          <table:table-cell table:style-name="ce10" office:value-type="string" calcext:value-type="string">
            <text:p>MAC18EC04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A</text:p>
          </table:table-cell>
          <table:table-cell table:style-name="ce2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22])" office:value-type="string" office:string-value="Room :210" calcext:value-type="string">
            <text:p>Room :210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19]=[.B22];[.A19];[.A19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amir <text:s/>Faraz</text:p>
          </table:table-cell>
          <table:table-cell table:style-name="ce11" office:value-type="string" calcext:value-type="string">
            <text:p>MDL18EC00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2]=[.B23];[.A22];[.A22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Aaron George Michael</text:p>
          </table:table-cell>
          <table:table-cell table:style-name="ce11" office:value-type="string" calcext:value-type="string">
            <text:p>MDL18EC00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3]=[.B24];[.A23];[.A23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bhijith <text:s/>Ka</text:p>
          </table:table-cell>
          <table:table-cell table:style-name="ce11" office:value-type="string" calcext:value-type="string">
            <text:p>MDL18EC00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]=[.B25];[.A24];[.A24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Abhijith <text:s/>P</text:p>
          </table:table-cell>
          <table:table-cell table:style-name="ce11" office:value-type="string" calcext:value-type="string">
            <text:p>MDL18EC00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5]=[.B26];[.A25];[.A25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Abhinav G Krishnan</text:p>
          </table:table-cell>
          <table:table-cell table:style-name="ce11" office:value-type="string" calcext:value-type="string">
            <text:p>MDL18EC00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6]=[.B27];[.A26];[.A26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Abhiram <text:s/>A</text:p>
          </table:table-cell>
          <table:table-cell table:style-name="ce11" office:value-type="string" calcext:value-type="string">
            <text:p>MDL18EC00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]=[.B28];[.A27];[.A27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Abhirami <text:s/>B M</text:p>
          </table:table-cell>
          <table:table-cell table:style-name="ce11" office:value-type="string" calcext:value-type="string">
            <text:p>MDL18EC00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8]=[.B29];[.A28];[.A28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Abhiram Vijayakumar Warrier</text:p>
          </table:table-cell>
          <table:table-cell table:style-name="ce11" office:value-type="string" calcext:value-type="string">
            <text:p>MDL18EC00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9]=[.B30];[.A29];[.A29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Abhishek <text:s/>Jayakumar</text:p>
          </table:table-cell>
          <table:table-cell table:style-name="ce11" office:value-type="string" calcext:value-type="string">
            <text:p>MDL18EC00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0]=[.B31];[.A30];[.A30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bhishek S Kurup</text:p>
          </table:table-cell>
          <table:table-cell table:style-name="ce11" office:value-type="string" calcext:value-type="string">
            <text:p>MDL18EC0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1]=[.B32];[.A31];[.A31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dil Mohammed Rafeek</text:p>
          </table:table-cell>
          <table:table-cell table:style-name="ce11" office:value-type="string" calcext:value-type="string">
            <text:p>MDL18EC0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2]=[.B33];[.A32];[.A32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ditya <text:s/>Muthanickattu</text:p>
          </table:table-cell>
          <table:table-cell table:style-name="ce11" office:value-type="string" calcext:value-type="string">
            <text:p>MDL18EC01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3]=[.B34];[.A33];[.A33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Afrin <text:s/>Ameerkhan</text:p>
          </table:table-cell>
          <table:table-cell table:style-name="ce11" office:value-type="string" calcext:value-type="string">
            <text:p>MDL18EC01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4]=[.B35];[.A34];[.A34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iswarya <text:s/>Ajai</text:p>
          </table:table-cell>
          <table:table-cell table:style-name="ce11" office:value-type="string" calcext:value-type="string">
            <text:p>MDL18EC0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5]=[.B36];[.A35];[.A35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iswarya <text:s/>B</text:p>
          </table:table-cell>
          <table:table-cell table:style-name="ce11" office:value-type="string" calcext:value-type="string">
            <text:p>MDL18EC0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6]=[.B37];[.A36];[.A36]+1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Aiswarya S Menon</text:p>
          </table:table-cell>
          <table:table-cell table:style-name="ce11" office:value-type="string" calcext:value-type="string">
            <text:p>MDL18EC01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37]=[.B38];[.A37];[.A37]+1)" office:value-type="float" office:value="2" calcext:value-type="float">
            <text:p>2</text:p>
          </table:table-cell>
          <table:table-cell table:style-name="ce48" office:value-type="float" office:value="210" calcext:value-type="float">
            <text:p>210</text:p>
          </table:table-cell>
          <table:table-cell table:style-name="ce2" office:value-type="string" calcext:value-type="string">
            <text:p>A17</text:p>
          </table:table-cell>
          <table:table-cell table:style-name="ce2" office:value-type="string" calcext:value-type="string">
            <text:p>Akhil George Francis</text:p>
          </table:table-cell>
          <table:table-cell table:style-name="ce10" office:value-type="string" calcext:value-type="string">
            <text:p>MDL18EC01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A</text:p>
          </table:table-cell>
          <table:table-cell table:style-name="ce2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41])" office:value-type="string" office:string-value="Room :211" calcext:value-type="string">
            <text:p>Room :211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38]=[.B41];[.A38];[.A38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kshara <text:s/>Arun</text:p>
          </table:table-cell>
          <table:table-cell table:style-name="ce11" office:value-type="string" calcext:value-type="string">
            <text:p>MDL18EC0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1]=[.B42];[.A41];[.A41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Alan <text:s/>Antony</text:p>
          </table:table-cell>
          <table:table-cell table:style-name="ce11" office:value-type="string" calcext:value-type="string">
            <text:p>MDL18EC0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2]=[.B43];[.A42];[.A42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lwin <text:s/>Thampi</text:p>
          </table:table-cell>
          <table:table-cell table:style-name="ce11" office:value-type="string" calcext:value-type="string">
            <text:p>MDL18EC0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3]=[.B44];[.A43];[.A43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Anagha C H</text:p>
          </table:table-cell>
          <table:table-cell table:style-name="ce11" office:value-type="string" calcext:value-type="string">
            <text:p>MDL18EC02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4]=[.B45];[.A44];[.A44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Anagha Devi Prasad</text:p>
          </table:table-cell>
          <table:table-cell table:style-name="ce11" office:value-type="string" calcext:value-type="string">
            <text:p>MDL18EC02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5]=[.B46];[.A45];[.A45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Anagha <text:s/>N</text:p>
          </table:table-cell>
          <table:table-cell table:style-name="ce11" office:value-type="string" calcext:value-type="string">
            <text:p>MDL18EC02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6]=[.B47];[.A46];[.A46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Anitha <text:s/>Mohan</text:p>
          </table:table-cell>
          <table:table-cell table:style-name="ce11" office:value-type="string" calcext:value-type="string">
            <text:p>MDL18EC02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7]=[.B48];[.A47];[.A47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Anit <text:s/>Joy</text:p>
          </table:table-cell>
          <table:table-cell table:style-name="ce11" office:value-type="string" calcext:value-type="string">
            <text:p>MDL18EC0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8]=[.B49];[.A48];[.A48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Anjali <text:s/>Suresh</text:p>
          </table:table-cell>
          <table:table-cell table:style-name="ce11" office:value-type="string" calcext:value-type="string">
            <text:p>MDL18EC02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49]=[.B50];[.A49];[.A49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nju <text:s/>Joseph</text:p>
          </table:table-cell>
          <table:table-cell table:style-name="ce11" office:value-type="string" calcext:value-type="string">
            <text:p>MDL18EC0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0]=[.B51];[.A50];[.A50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nju <text:s/>Prasanth</text:p>
          </table:table-cell>
          <table:table-cell table:style-name="ce11" office:value-type="string" calcext:value-type="string">
            <text:p>MDL18EC03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1]=[.B52];[.A51];[.A51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nson <text:s/>Antony</text:p>
          </table:table-cell>
          <table:table-cell table:style-name="ce11" office:value-type="string" calcext:value-type="string">
            <text:p>MDL18EC03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2]=[.B53];[.A52];[.A52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Antony <text:s/>Roy</text:p>
          </table:table-cell>
          <table:table-cell table:style-name="ce11" office:value-type="string" calcext:value-type="string">
            <text:p>MDL18EC03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3]=[.B54];[.A53];[.A53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ntony <text:s/>Santhosh</text:p>
          </table:table-cell>
          <table:table-cell table:style-name="ce11" office:value-type="string" calcext:value-type="string">
            <text:p>MDL18EC03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4]=[.B55];[.A54];[.A54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nuvinda Krishnan V K</text:p>
          </table:table-cell>
          <table:table-cell table:style-name="ce11" office:value-type="string" calcext:value-type="string">
            <text:p>MDL18EC03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5]=[.B56];[.A55];[.A55]+1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Aravind <text:s/>Palat</text:p>
          </table:table-cell>
          <table:table-cell table:style-name="ce11" office:value-type="string" calcext:value-type="string">
            <text:p>MDL18EC03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56]=[.B57];[.A56];[.A56]+1)" office:value-type="float" office:value="3" calcext:value-type="float">
            <text:p>3</text:p>
          </table:table-cell>
          <table:table-cell table:style-name="ce48" office:value-type="float" office:value="211" calcext:value-type="float">
            <text:p>211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Arjun M Viswanath</text:p>
          </table:table-cell>
          <table:table-cell table:style-name="ce11" office:value-type="string" calcext:value-type="string">
            <text:p>MDL18EC03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60])" office:value-type="string" office:string-value="Room :301" calcext:value-type="string">
            <text:p>Room :301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57]=[.B60];[.A57];[.A57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rjun <text:s/>V</text:p>
          </table:table-cell>
          <table:table-cell table:style-name="ce11" office:value-type="string" calcext:value-type="string">
            <text:p>MDL18EC03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0]=[.B61];[.A60];[.A60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Aromal <text:s/>A S</text:p>
          </table:table-cell>
          <table:table-cell table:style-name="ce11" office:value-type="string" calcext:value-type="string">
            <text:p>MDL18EC03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1]=[.B62];[.A61];[.A61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rya <text:s/>Jayakrishnan</text:p>
          </table:table-cell>
          <table:table-cell table:style-name="ce11" office:value-type="string" calcext:value-type="string">
            <text:p>MDL18EC04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2]=[.B63];[.A62];[.A62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Arya <text:s/>Parameswaran</text:p>
          </table:table-cell>
          <table:table-cell table:style-name="ce11" office:value-type="string" calcext:value-type="string">
            <text:p>MDL18EC04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3]=[.B64];[.A63];[.A63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Ashwin <text:s/>K.K</text:p>
          </table:table-cell>
          <table:table-cell table:style-name="ce11" office:value-type="string" calcext:value-type="string">
            <text:p>MDL18EC04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4]=[.B65];[.A64];[.A64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Ashwin Kurian George</text:p>
          </table:table-cell>
          <table:table-cell table:style-name="ce11" office:value-type="string" calcext:value-type="string">
            <text:p>MDL18EC04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5]=[.B66];[.A65];[.A65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Ashwin <text:s/>M</text:p>
          </table:table-cell>
          <table:table-cell table:style-name="ce11" office:value-type="string" calcext:value-type="string">
            <text:p>MDL18EC04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6]=[.B67];[.A66];[.A66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Ashwin V Prabhu</text:p>
          </table:table-cell>
          <table:table-cell table:style-name="ce11" office:value-type="string" calcext:value-type="string">
            <text:p>MDL18EC04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7]=[.B68];[.A67];[.A67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Basil <text:s/>Varghese</text:p>
          </table:table-cell>
          <table:table-cell table:style-name="ce11" office:value-type="string" calcext:value-type="string">
            <text:p>MDL18EC04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8]=[.B69];[.A68];[.A68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Cristeena <text:s/>P P</text:p>
          </table:table-cell>
          <table:table-cell table:style-name="ce11" office:value-type="string" calcext:value-type="string">
            <text:p>MDL18EC04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69]=[.B70];[.A69];[.A69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Dev <text:s/>Ganesh</text:p>
          </table:table-cell>
          <table:table-cell table:style-name="ce11" office:value-type="string" calcext:value-type="string">
            <text:p>MDL18EC04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0]=[.B71];[.A70];[.A70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Diya P A</text:p>
          </table:table-cell>
          <table:table-cell table:style-name="ce11" office:value-type="string" calcext:value-type="string">
            <text:p>MDL18EC05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1]=[.B72];[.A71];[.A71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Diya Rose Sebastian</text:p>
          </table:table-cell>
          <table:table-cell table:style-name="ce11" office:value-type="string" calcext:value-type="string">
            <text:p>MDL18EC05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2]=[.B73];[.A72];[.A72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Fathima <text:s/>Niloufer</text:p>
          </table:table-cell>
          <table:table-cell table:style-name="ce11" office:value-type="string" calcext:value-type="string">
            <text:p>MDL18EC05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3]=[.B74];[.A73];[.A73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Finny Philip Biju</text:p>
          </table:table-cell>
          <table:table-cell table:style-name="ce11" office:value-type="string" calcext:value-type="string">
            <text:p>MDL18EC05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4]=[.B75];[.A74];[.A74]+1)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Geo <text:s/>Sebastian</text:p>
          </table:table-cell>
          <table:table-cell table:style-name="ce11" office:value-type="string" calcext:value-type="string">
            <text:p>MDL18EC05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5]=[.B76];[.A75];[.A75]+1)" office:value-type="float" office:value="4" calcext:value-type="float">
            <text:p>4</text:p>
          </table:table-cell>
          <table:table-cell table:style-name="ce48" office:value-type="float" office:value="301" calcext:value-type="float">
            <text:p>301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Hari Govind <text:s/>P K</text:p>
          </table:table-cell>
          <table:table-cell table:style-name="ce11" office:value-type="string" calcext:value-type="string">
            <text:p>MDL18EC0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79])" office:value-type="string" office:string-value="Room :309" calcext:value-type="string">
            <text:p>Room :309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76]=[.B79];[.A76];[.A76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Haripriya H Nair</text:p>
          </table:table-cell>
          <table:table-cell table:style-name="ce11" office:value-type="string" calcext:value-type="string">
            <text:p>MDL18EC05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79]=[.B80];[.A79];[.A79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Helna <text:s/>Saju</text:p>
          </table:table-cell>
          <table:table-cell table:style-name="ce11" office:value-type="string" calcext:value-type="string">
            <text:p>MDL18EC05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0]=[.B81];[.A80];[.A80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Irine <text:s/>Mary</text:p>
          </table:table-cell>
          <table:table-cell table:style-name="ce11" office:value-type="string" calcext:value-type="string">
            <text:p>MDL18EC06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1]=[.B82];[.A81];[.A81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Jerom Joseph Joy</text:p>
          </table:table-cell>
          <table:table-cell table:style-name="ce11" office:value-type="string" calcext:value-type="string">
            <text:p>MDL18EC06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2]=[.B83];[.A82];[.A82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Jibin Joseph Rocha</text:p>
          </table:table-cell>
          <table:table-cell table:style-name="ce11" office:value-type="string" calcext:value-type="string">
            <text:p>MDL18EC06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3]=[.B84];[.A83];[.A83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Jishnudev <text:s/>V V</text:p>
          </table:table-cell>
          <table:table-cell table:style-name="ce11" office:value-type="string" calcext:value-type="string">
            <text:p>MDL18EC06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4]=[.B85];[.A84];[.A84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Joann Elizabeth Panicker</text:p>
          </table:table-cell>
          <table:table-cell table:style-name="ce11" office:value-type="string" calcext:value-type="string">
            <text:p>MDL18EC06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5]=[.B86];[.A85];[.A85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Joel K Benny</text:p>
          </table:table-cell>
          <table:table-cell table:style-name="ce11" office:value-type="string" calcext:value-type="string">
            <text:p>MDL18EC06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6]=[.B87];[.A86];[.A86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Johann <text:s/>James</text:p>
          </table:table-cell>
          <table:table-cell table:style-name="ce11" office:value-type="string" calcext:value-type="string">
            <text:p>MDL18EC06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7]=[.B88];[.A87];[.A87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John <text:s/>Paul</text:p>
          </table:table-cell>
          <table:table-cell table:style-name="ce11" office:value-type="string" calcext:value-type="string">
            <text:p>MDL18EC06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8]=[.B89];[.A88];[.A88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K R Sidharth</text:p>
          </table:table-cell>
          <table:table-cell table:style-name="ce11" office:value-type="string" calcext:value-type="string">
            <text:p>MDL18EC06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89]=[.B90];[.A89];[.A89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K S <text:s/>Adithyan</text:p>
          </table:table-cell>
          <table:table-cell table:style-name="ce11" office:value-type="string" calcext:value-type="string">
            <text:p>MDL18EC06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0]=[.B91];[.A90];[.A90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Kuriakose <text:s/>Dhenho</text:p>
          </table:table-cell>
          <table:table-cell table:style-name="ce11" office:value-type="string" calcext:value-type="string">
            <text:p>MDL18EC07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1]=[.B92];[.A91];[.A91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Lakshmi Sarma S</text:p>
          </table:table-cell>
          <table:table-cell table:style-name="ce11" office:value-type="string" calcext:value-type="string">
            <text:p>MDL18EC07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2]=[.B93];[.A92];[.A92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Luke J Kalarickal</text:p>
          </table:table-cell>
          <table:table-cell table:style-name="ce11" office:value-type="string" calcext:value-type="string">
            <text:p>MDL18EC07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3]=[.B94];[.A93];[.A93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Madhav <text:s/></text:p>
          </table:table-cell>
          <table:table-cell table:style-name="ce11" office:value-type="string" calcext:value-type="string">
            <text:p>MDL18EC07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4]=[.B95];[.A94];[.A94]+1)"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Mahima <text:s/>G</text:p>
          </table:table-cell>
          <table:table-cell table:style-name="ce11" office:value-type="string" calcext:value-type="string">
            <text:p>MDL18EC07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5]=[.B96];[.A95];[.A95]+1)" office:value-type="float" office:value="5" calcext:value-type="float">
            <text:p>5</text:p>
          </table:table-cell>
          <table:table-cell table:style-name="ce48" office:value-type="float" office:value="309" calcext:value-type="float">
            <text:p>309</text:p>
          </table:table-cell>
          <table:table-cell table:style-name="ce2" office:value-type="string" calcext:value-type="string">
            <text:p>A18</text:p>
          </table:table-cell>
          <table:table-cell table:style-name="ce5" office:value-type="string" calcext:value-type="string">
            <text:p>Maneesha <text:s/>Benny</text:p>
          </table:table-cell>
          <table:table-cell table:style-name="ce11" office:value-type="string" calcext:value-type="string">
            <text:p>MDL18EC07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99])" office:value-type="string" office:string-value="Room :310" calcext:value-type="string">
            <text:p>Room :310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96]=[.B99];[.A96];[.A96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Meenakshi <text:s/>Shankar</text:p>
          </table:table-cell>
          <table:table-cell table:style-name="ce11" office:value-type="string" calcext:value-type="string">
            <text:p>MDL18EC07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99]=[.B100];[.A99];[.A99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Megha <text:s/>Dinakaran</text:p>
          </table:table-cell>
          <table:table-cell table:style-name="ce11" office:value-type="string" calcext:value-type="string">
            <text:p>MDL18EC07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0]=[.B101];[.A100];[.A100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Milan <text:s/>Sunny</text:p>
          </table:table-cell>
          <table:table-cell table:style-name="ce11" office:value-type="string" calcext:value-type="string">
            <text:p>MDL18EC07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1]=[.B102];[.A101];[.A101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Mohita Liza Bipin</text:p>
          </table:table-cell>
          <table:table-cell table:style-name="ce11" office:value-type="string" calcext:value-type="string">
            <text:p>MDL18EC08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2]=[.B103];[.A102];[.A102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Muhammed Ashik P S</text:p>
          </table:table-cell>
          <table:table-cell table:style-name="ce11" office:value-type="string" calcext:value-type="string">
            <text:p>MDL18EC08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3]=[.B104];[.A103];[.A103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Muhammed Basil Shah C B</text:p>
          </table:table-cell>
          <table:table-cell table:style-name="ce11" office:value-type="string" calcext:value-type="string">
            <text:p>MDL18EC08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4]=[.B105];[.A104];[.A104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Muhammed <text:s/>Razin K</text:p>
          </table:table-cell>
          <table:table-cell table:style-name="ce11" office:value-type="string" calcext:value-type="string">
            <text:p>MDL18EC08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5]=[.B106];[.A105];[.A105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Muhammed Shanil O</text:p>
          </table:table-cell>
          <table:table-cell table:style-name="ce11" office:value-type="string" calcext:value-type="string">
            <text:p>MDL18EC08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6]=[.B107];[.A106];[.A106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Mukund C Menon</text:p>
          </table:table-cell>
          <table:table-cell table:style-name="ce11" office:value-type="string" calcext:value-type="string">
            <text:p>MDL18EC08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7]=[.B108];[.A107];[.A107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Namitha <text:s/>Shaji</text:p>
          </table:table-cell>
          <table:table-cell table:style-name="ce11" office:value-type="string" calcext:value-type="string">
            <text:p>MDL18EC08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8]=[.B109];[.A108];[.A108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Nandini <text:s/>B</text:p>
          </table:table-cell>
          <table:table-cell table:style-name="ce11" office:value-type="string" calcext:value-type="string">
            <text:p>MDL18EC08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09]=[.B110];[.A109];[.A109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Navaneeth <text:s/>Krishnan</text:p>
          </table:table-cell>
          <table:table-cell table:style-name="ce11" office:value-type="string" calcext:value-type="string">
            <text:p>MDL18EC08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0]=[.B111];[.A110];[.A110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Nikhila <text:s/>O S</text:p>
          </table:table-cell>
          <table:table-cell table:style-name="ce11" office:value-type="string" calcext:value-type="string">
            <text:p>MDL18EC08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1]=[.B112];[.A111];[.A111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Nikitha <text:s/>David</text:p>
          </table:table-cell>
          <table:table-cell table:style-name="ce11" office:value-type="string" calcext:value-type="string">
            <text:p>MDL18EC09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2]=[.B113];[.A112];[.A112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Nimisha Maria Cletus</text:p>
          </table:table-cell>
          <table:table-cell table:style-name="ce11" office:value-type="string" calcext:value-type="string">
            <text:p>MDL18EC09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3]=[.B114];[.A113];[.A113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R <text:s/>Abhishek</text:p>
          </table:table-cell>
          <table:table-cell table:style-name="ce11" office:value-type="string" calcext:value-type="string">
            <text:p>MDL18EC09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4]=[.B115];[.A114];[.A114]+1)"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Rahul <text:s/>S</text:p>
          </table:table-cell>
          <table:table-cell table:style-name="ce11" office:value-type="string" calcext:value-type="string">
            <text:p>MDL18EC09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5]=[.B116];[.A115];[.A115]+1)" office:value-type="float" office:value="6" calcext:value-type="float">
            <text:p>6</text:p>
          </table:table-cell>
          <table:table-cell table:style-name="ce48" office:value-type="float" office:value="310" calcext:value-type="float">
            <text:p>310</text:p>
          </table:table-cell>
          <table:table-cell table:style-name="ce2" office:value-type="string" calcext:value-type="string">
            <text:p>A18</text:p>
          </table:table-cell>
          <table:table-cell table:style-name="ce5" office:value-type="string" calcext:value-type="string">
            <text:p>Ramith <text:s/>M V</text:p>
          </table:table-cell>
          <table:table-cell table:style-name="ce11" office:value-type="string" calcext:value-type="string">
            <text:p>MDL18EC09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119])" office:value-type="string" office:string-value="Room :311" calcext:value-type="string">
            <text:p>Room :311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116]=[.B119];[.A116];[.A116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Ranjana <text:s/>Reghunath</text:p>
          </table:table-cell>
          <table:table-cell table:style-name="ce11" office:value-type="string" calcext:value-type="string">
            <text:p>MDL18EC09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19]=[.B120];[.A119];[.A119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Reshma <text:s/>Ajith</text:p>
          </table:table-cell>
          <table:table-cell table:style-name="ce11" office:value-type="string" calcext:value-type="string">
            <text:p>MDL18EC09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0]=[.B121];[.A120];[.A120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Revathy R Varma</text:p>
          </table:table-cell>
          <table:table-cell table:style-name="ce11" office:value-type="string" calcext:value-type="string">
            <text:p>MDL18EC09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1]=[.B122];[.A121];[.A121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Rihaz <text:s/>Zahir</text:p>
          </table:table-cell>
          <table:table-cell table:style-name="ce11" office:value-type="string" calcext:value-type="string">
            <text:p>MDL18EC09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2]=[.B123];[.A122];[.A122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Rohan Manuel Kurian</text:p>
          </table:table-cell>
          <table:table-cell table:style-name="ce11" office:value-type="string" calcext:value-type="string">
            <text:p>MDL18EC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3]=[.B124];[.A123];[.A123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Roshin <text:s/>C S</text:p>
          </table:table-cell>
          <table:table-cell table:style-name="ce11" office:value-type="string" calcext:value-type="string">
            <text:p>MDL18EC10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4]=[.B125];[.A124];[.A124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Samyuktha <text:s/>K</text:p>
          </table:table-cell>
          <table:table-cell table:style-name="ce11" office:value-type="string" calcext:value-type="string">
            <text:p>MDL18EC10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5]=[.B126];[.A125];[.A125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Sandes <text:s/>Soni</text:p>
          </table:table-cell>
          <table:table-cell table:style-name="ce11" office:value-type="string" calcext:value-type="string">
            <text:p>MDL18EC10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6]=[.B127];[.A126];[.A126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Sangeeth <text:s/>S</text:p>
          </table:table-cell>
          <table:table-cell table:style-name="ce11" office:value-type="string" calcext:value-type="string">
            <text:p>MDL18EC10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7]=[.B128];[.A127];[.A127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Sanjali <text:s/>Sajith</text:p>
          </table:table-cell>
          <table:table-cell table:style-name="ce11" office:value-type="string" calcext:value-type="string">
            <text:p>MDL18EC10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8]=[.B129];[.A128];[.A128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Sanjay <text:s/>S</text:p>
          </table:table-cell>
          <table:table-cell table:style-name="ce11" office:value-type="string" calcext:value-type="string">
            <text:p>MDL18EC10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29]=[.B130];[.A129];[.A129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S Ghanshyam Padnekar</text:p>
          </table:table-cell>
          <table:table-cell table:style-name="ce11" office:value-type="string" calcext:value-type="string">
            <text:p>MDL18EC10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0]=[.B131];[.A130];[.A130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Shafath <text:s/>Ahamed Khan Khaja</text:p>
          </table:table-cell>
          <table:table-cell table:style-name="ce11" office:value-type="string" calcext:value-type="string">
            <text:p>MDL18EC10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1]=[.B132];[.A131];[.A131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Shivi <text:s/>Gupta</text:p>
          </table:table-cell>
          <table:table-cell table:style-name="ce11" office:value-type="string" calcext:value-type="string">
            <text:p>MDL18EC10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2]=[.B133];[.A132];[.A132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Shreyas V Rajeendran</text:p>
          </table:table-cell>
          <table:table-cell table:style-name="ce11" office:value-type="string" calcext:value-type="string">
            <text:p>MDL18EC1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3]=[.B134];[.A133];[.A133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Sreehari <text:s/>N</text:p>
          </table:table-cell>
          <table:table-cell table:style-name="ce11" office:value-type="string" calcext:value-type="string">
            <text:p>MDL18EC1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4]=[.B135];[.A134];[.A134]+1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Sreejaya <text:s/></text:p>
          </table:table-cell>
          <table:table-cell table:style-name="ce11" office:value-type="string" calcext:value-type="string">
            <text:p>MDL18EC11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5]=[.B136];[.A135];[.A135]+1)" office:value-type="float" office:value="7" calcext:value-type="float">
            <text:p>7</text:p>
          </table:table-cell>
          <table:table-cell table:style-name="ce48" office:value-type="float" office:value="311" calcext:value-type="float">
            <text:p>311</text:p>
          </table:table-cell>
          <table:table-cell table:style-name="ce2" office:value-type="string" calcext:value-type="string">
            <text:p>A18</text:p>
          </table:table-cell>
          <table:table-cell table:style-name="ce5" office:value-type="string" calcext:value-type="string">
            <text:p>Sreekanth A N</text:p>
          </table:table-cell>
          <table:table-cell table:style-name="ce11" office:value-type="string" calcext:value-type="string">
            <text:p>MDL18EC11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139])" office:value-type="string" office:string-value="Room :312" calcext:value-type="string">
            <text:p>Room :312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136]=[.B139];[.A136];[.A136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Sreerenjima <text:s/>Menon</text:p>
          </table:table-cell>
          <table:table-cell table:style-name="ce11" office:value-type="string" calcext:value-type="string">
            <text:p>MDL18EC1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39]=[.B140];[.A139];[.A139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Sruthi <text:s/>J</text:p>
          </table:table-cell>
          <table:table-cell table:style-name="ce11" office:value-type="string" calcext:value-type="string">
            <text:p>MDL18EC1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0]=[.B141];[.A140];[.A140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Surya M G</text:p>
          </table:table-cell>
          <table:table-cell table:style-name="ce11" office:value-type="string" calcext:value-type="string">
            <text:p>MDL18EC11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1]=[.B142];[.A141];[.A141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Swathi Nandana A</text:p>
          </table:table-cell>
          <table:table-cell table:style-name="ce11" office:value-type="string" calcext:value-type="string">
            <text:p>MDL18EC1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2]=[.B143];[.A142];[.A142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Swathy <text:s/>Muraleedharan</text:p>
          </table:table-cell>
          <table:table-cell table:style-name="ce11" office:value-type="string" calcext:value-type="string">
            <text:p>MDL18EC11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3]=[.B144];[.A143];[.A143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Vaishnav <text:s/>V M</text:p>
          </table:table-cell>
          <table:table-cell table:style-name="ce11" office:value-type="string" calcext:value-type="string">
            <text:p>MDL18EC1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4]=[.B145];[.A144];[.A144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Varun T George</text:p>
          </table:table-cell>
          <table:table-cell table:style-name="ce11" office:value-type="string" calcext:value-type="string">
            <text:p>MDL18EC1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5]=[.B146];[.A145];[.A145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Vinayak <text:s/>Nandakumar</text:p>
          </table:table-cell>
          <table:table-cell table:style-name="ce11" office:value-type="string" calcext:value-type="string">
            <text:p>MDL18EC1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6]=[.B147];[.A146];[.A146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Vinay <text:s/>Jayaprakash</text:p>
          </table:table-cell>
          <table:table-cell table:style-name="ce11" office:value-type="string" calcext:value-type="string">
            <text:p>MDL18EC12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7]=[.B148];[.A147];[.A147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Vishnu <text:s/>Raj</text:p>
          </table:table-cell>
          <table:table-cell table:style-name="ce11" office:value-type="string" calcext:value-type="string">
            <text:p>MDL18EC12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8]=[.B149];[.A148];[.A148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Vishnu V Shenoy</text:p>
          </table:table-cell>
          <table:table-cell table:style-name="ce11" office:value-type="string" calcext:value-type="string">
            <text:p>MDL18EC12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49]=[.B150];[.A149];[.A149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Vivek <text:s/>C</text:p>
          </table:table-cell>
          <table:table-cell table:style-name="ce11" office:value-type="string" calcext:value-type="string">
            <text:p>MDL18EC12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50]=[.B151];[.A150];[.A150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Roshan <text:s/>Antony</text:p>
          </table:table-cell>
          <table:table-cell table:style-name="ce11" office:value-type="string" calcext:value-type="string">
            <text:p>MDL18EE04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51]=[.B152];[.A151];[.A151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Suraj S </text:p>
          </table:table-cell>
          <table:table-cell table:style-name="ce11" office:value-type="string" calcext:value-type="string">
            <text:p>TOC18EC03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52]=[.B153];[.A152];[.A152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Judy Joseph Naduvilaveettil</text:p>
          </table:table-cell>
          <table:table-cell table:style-name="ce11" office:value-type="string" calcext:value-type="string">
            <text:p>TVE18EC03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153]=[.B154];[.A153];[.A153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Dev Krishna Danam</text:p>
          </table:table-cell>
          <table:table-cell table:style-name="ce11" office:value-type="string" calcext:value-type="string">
            <text:p>CHN18EE03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54]=[.B155];[.A154];[.A154]+1)"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Ann Mary Tom C <text:s/></text:p>
          </table:table-cell>
          <table:table-cell table:style-name="ce11" office:value-type="string" calcext:value-type="string">
            <text:p>IDK18EE00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55]=[.B156];[.A155];[.A155]+1)" office:value-type="float" office:value="8" calcext:value-type="float">
            <text:p>8</text:p>
          </table:table-cell>
          <table:table-cell table:style-name="ce48" office:value-type="float" office:value="312" calcext:value-type="float">
            <text:p>312</text:p>
          </table:table-cell>
          <table:table-cell table:style-name="ce2" office:value-type="string" calcext:value-type="string">
            <text:p>A18</text:p>
          </table:table-cell>
          <table:table-cell table:style-name="ce5" office:value-type="string" calcext:value-type="string">
            <text:p>Jiya <text:s/>Joy</text:p>
          </table:table-cell>
          <table:table-cell table:style-name="ce11" office:value-type="string" calcext:value-type="string">
            <text:p>IDK18EE02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159])" office:value-type="string" office:string-value="Room :314" calcext:value-type="string">
            <text:p>Room :314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156]=[.B159];[.A156];[.A156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kshay Anilkumar <text:s/></text:p>
          </table:table-cell>
          <table:table-cell table:style-name="ce11" office:value-type="string" calcext:value-type="string">
            <text:p>LMDL18EE06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59]=[.B160];[.A159];[.A159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M Aiswarya Nair</text:p>
          </table:table-cell>
          <table:table-cell table:style-name="ce11" office:value-type="string" calcext:value-type="string">
            <text:p>LMDL18EE06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0]=[.B161];[.A160];[.A160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Shaheer <text:s/>P M</text:p>
          </table:table-cell>
          <table:table-cell table:style-name="ce11" office:value-type="string" calcext:value-type="string">
            <text:p>LMDL18EE06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1]=[.B162];[.A161];[.A161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Arjun <text:s/>C.A.</text:p>
          </table:table-cell>
          <table:table-cell table:style-name="ce11" office:value-type="string" calcext:value-type="string">
            <text:p>MAC18EE0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2]=[.B163];[.A162];[.A162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Aswin <text:s/>R</text:p>
          </table:table-cell>
          <table:table-cell table:style-name="ce11" office:value-type="string" calcext:value-type="string">
            <text:p>MAC18EE0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3]=[.B164];[.A163];[.A163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Cinta <text:s/>Jose</text:p>
          </table:table-cell>
          <table:table-cell table:style-name="ce11" office:value-type="string" calcext:value-type="string">
            <text:p>MAC18EE03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4]=[.B165];[.A164];[.A164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Megha C M</text:p>
          </table:table-cell>
          <table:table-cell table:style-name="ce11" office:value-type="string" calcext:value-type="string">
            <text:p>MAC18EE06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5]=[.B166];[.A165];[.A165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Priya <text:s/>Jude</text:p>
          </table:table-cell>
          <table:table-cell table:style-name="ce11" office:value-type="string" calcext:value-type="string">
            <text:p>MAC18EE07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6]=[.B167];[.A166];[.A166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Abhiram C Nath</text:p>
          </table:table-cell>
          <table:table-cell table:style-name="ce11" office:value-type="string" calcext:value-type="string">
            <text:p>MDL18EE00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7]=[.B168];[.A167];[.A167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bhishek <text:s/>K Namboothiri</text:p>
          </table:table-cell>
          <table:table-cell table:style-name="ce11" office:value-type="string" calcext:value-type="string">
            <text:p>MDL18EE00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8]=[.B169];[.A168];[.A168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fna <text:s/>Rahim</text:p>
          </table:table-cell>
          <table:table-cell table:style-name="ce11" office:value-type="string" calcext:value-type="string">
            <text:p>MDL18EE00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69]=[.B170];[.A169];[.A169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iswarya <text:s/>Shibu</text:p>
          </table:table-cell>
          <table:table-cell table:style-name="ce11" office:value-type="string" calcext:value-type="string">
            <text:p>MDL18EE00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0]=[.B171];[.A170];[.A170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Ajaykumar <text:s/>R</text:p>
          </table:table-cell>
          <table:table-cell table:style-name="ce11" office:value-type="string" calcext:value-type="string">
            <text:p>MDL18EE00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1]=[.B172];[.A171];[.A171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kshayraj <text:s/>K R</text:p>
          </table:table-cell>
          <table:table-cell table:style-name="ce11" office:value-type="string" calcext:value-type="string">
            <text:p>MDL18EE00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2]=[.B173];[.A172];[.A172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l Ameen <text:s/>N</text:p>
          </table:table-cell>
          <table:table-cell table:style-name="ce11" office:value-type="string" calcext:value-type="string">
            <text:p>MDL18EE00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3]=[.B174];[.A173];[.A173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Alvin <text:s/>Antony</text:p>
          </table:table-cell>
          <table:table-cell table:style-name="ce11" office:value-type="string" calcext:value-type="string">
            <text:p>MDL18EE00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4]=[.B175];[.A174];[.A174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Amal <text:s/>Makkar</text:p>
          </table:table-cell>
          <table:table-cell table:style-name="ce11" office:value-type="string" calcext:value-type="string">
            <text:p>MDL18EE00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5]=[.B176];[.A175];[.A175]+1)"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A18</text:p>
          </table:table-cell>
          <table:table-cell table:style-name="ce5" office:value-type="string" calcext:value-type="string">
            <text:p>Amal <text:s/>Raj K</text:p>
          </table:table-cell>
          <table:table-cell table:style-name="ce11" office:value-type="string" calcext:value-type="string">
            <text:p>MDL18EE0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179])" office:value-type="string" office:string-value="Room :315" calcext:value-type="string">
            <text:p>Room :315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176]=[.B179];[.A176];[.A176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 Namith <text:s/>Krishnan</text:p>
          </table:table-cell>
          <table:table-cell table:style-name="ce11" office:value-type="string" calcext:value-type="string">
            <text:p>MDL18EE01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79]=[.B180];[.A179];[.A179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Ananthakrishnan <text:s/>A.H.</text:p>
          </table:table-cell>
          <table:table-cell table:style-name="ce11" office:value-type="string" calcext:value-type="string">
            <text:p>MDL18EE01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0]=[.B181];[.A180];[.A180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nchith <text:s/>Madhav A L</text:p>
          </table:table-cell>
          <table:table-cell table:style-name="ce11" office:value-type="string" calcext:value-type="string">
            <text:p>MDL18EE0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1]=[.B182];[.A181];[.A181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Anjitha <text:s/>K J</text:p>
          </table:table-cell>
          <table:table-cell table:style-name="ce11" office:value-type="string" calcext:value-type="string">
            <text:p>MDL18EE01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2]=[.B183];[.A182];[.A182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Antony P S</text:p>
          </table:table-cell>
          <table:table-cell table:style-name="ce11" office:value-type="string" calcext:value-type="string">
            <text:p>MDL18EE0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3]=[.B184];[.A183];[.A183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Aravind <text:s/>G</text:p>
          </table:table-cell>
          <table:table-cell table:style-name="ce11" office:value-type="string" calcext:value-type="string">
            <text:p>MDL18EE0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4]=[.B185];[.A184];[.A184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Arya S Kartha</text:p>
          </table:table-cell>
          <table:table-cell table:style-name="ce11" office:value-type="string" calcext:value-type="string">
            <text:p>MDL18EE0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5]=[.B186];[.A185];[.A185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Deepika <text:s/>G</text:p>
          </table:table-cell>
          <table:table-cell table:style-name="ce11" office:value-type="string" calcext:value-type="string">
            <text:p>MDL18EE0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6]=[.B187];[.A186];[.A186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Della Ann James</text:p>
          </table:table-cell>
          <table:table-cell table:style-name="ce11" office:value-type="string" calcext:value-type="string">
            <text:p>MDL18EE02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7]=[.B188];[.A187];[.A187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Dhruvan A Kumar</text:p>
          </table:table-cell>
          <table:table-cell table:style-name="ce11" office:value-type="string" calcext:value-type="string">
            <text:p>MDL18EE02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8]=[.B189];[.A188];[.A188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Geetika <text:s/>Ps</text:p>
          </table:table-cell>
          <table:table-cell table:style-name="ce11" office:value-type="string" calcext:value-type="string">
            <text:p>MDL18EE02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89]=[.B190];[.A189];[.A189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Harikrishnan <text:s/>M A</text:p>
          </table:table-cell>
          <table:table-cell table:style-name="ce11" office:value-type="string" calcext:value-type="string">
            <text:p>MDL18EE02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0]=[.B191];[.A190];[.A190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Hisana <text:s/>Mohamed Rafi</text:p>
          </table:table-cell>
          <table:table-cell table:style-name="ce11" office:value-type="string" calcext:value-type="string">
            <text:p>MDL18EE02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1]=[.B192];[.A191];[.A191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Jayakrishnan <text:s/>J</text:p>
          </table:table-cell>
          <table:table-cell table:style-name="ce11" office:value-type="string" calcext:value-type="string">
            <text:p>MDL18EE0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2]=[.B193];[.A192];[.A192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Kalyani <text:s/>Joshy</text:p>
          </table:table-cell>
          <table:table-cell table:style-name="ce11" office:value-type="string" calcext:value-type="string">
            <text:p>MDL18EE02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3]=[.B194];[.A193];[.A193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Kiran <text:s/>Manoj</text:p>
          </table:table-cell>
          <table:table-cell table:style-name="ce11" office:value-type="string" calcext:value-type="string">
            <text:p>MDL18EE0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4]=[.B195];[.A194];[.A194]+1)"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Krishnadas <text:s/>Babu</text:p>
          </table:table-cell>
          <table:table-cell table:style-name="ce11" office:value-type="string" calcext:value-type="string">
            <text:p>MDL18EE03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198])" office:value-type="string" office:string-value="Room :409" calcext:value-type="string">
            <text:p>Room :409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195]=[.B198];[.A195];[.A195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Manu Babu Moolan</text:p>
          </table:table-cell>
          <table:table-cell table:style-name="ce11" office:value-type="string" calcext:value-type="string">
            <text:p>MDL18EE03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8]=[.B199];[.A198];[.A198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Manya <text:s/>Shaji</text:p>
          </table:table-cell>
          <table:table-cell table:style-name="ce11" office:value-type="string" calcext:value-type="string">
            <text:p>MDL18EE03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199]=[.B200];[.A199];[.A199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Meenu Gayathri <text:s/>S</text:p>
          </table:table-cell>
          <table:table-cell table:style-name="ce11" office:value-type="string" calcext:value-type="string">
            <text:p>MDL18EE03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0]=[.B201];[.A200];[.A200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Mohamed <text:s/>Nadeer</text:p>
          </table:table-cell>
          <table:table-cell table:style-name="ce11" office:value-type="string" calcext:value-type="string">
            <text:p>MDL18EE03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1]=[.B202];[.A201];[.A201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Mohammed <text:s/>Yaseen</text:p>
          </table:table-cell>
          <table:table-cell table:style-name="ce11" office:value-type="string" calcext:value-type="string">
            <text:p>MDL18EE03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2]=[.B203];[.A202];[.A202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Mohammed <text:s/>Zubair.K. A</text:p>
          </table:table-cell>
          <table:table-cell table:style-name="ce11" office:value-type="string" calcext:value-type="string">
            <text:p>MDL18EE03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3]=[.B204];[.A203];[.A203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Muhammed Kans <text:s/>Ks</text:p>
          </table:table-cell>
          <table:table-cell table:style-name="ce11" office:value-type="string" calcext:value-type="string">
            <text:p>MDL18EE03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4]=[.B205];[.A204];[.A204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Nazarin <text:s/>Nizar</text:p>
          </table:table-cell>
          <table:table-cell table:style-name="ce11" office:value-type="string" calcext:value-type="string">
            <text:p>MDL18EE04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5]=[.B206];[.A205];[.A205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N G <text:s/>Akhildas</text:p>
          </table:table-cell>
          <table:table-cell table:style-name="ce11" office:value-type="string" calcext:value-type="string">
            <text:p>MDL18EE04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6]=[.B207];[.A206];[.A206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Nihal Abdul Majeed Pulath</text:p>
          </table:table-cell>
          <table:table-cell table:style-name="ce11" office:value-type="string" calcext:value-type="string">
            <text:p>MDL18EE04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7]=[.B208];[.A207];[.A207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Nithyasree <text:s/>Balaji</text:p>
          </table:table-cell>
          <table:table-cell table:style-name="ce11" office:value-type="string" calcext:value-type="string">
            <text:p>MDL18EE04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8]=[.B209];[.A208];[.A208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Preetham <text:s/>P N</text:p>
          </table:table-cell>
          <table:table-cell table:style-name="ce11" office:value-type="string" calcext:value-type="string">
            <text:p>MDL18EE04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09]=[.B210];[.A209];[.A209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Raghuram <text:s/>Anand</text:p>
          </table:table-cell>
          <table:table-cell table:style-name="ce11" office:value-type="string" calcext:value-type="string">
            <text:p>MDL18EE04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0]=[.B211];[.A210];[.A210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Raiza <text:s/>M.A</text:p>
          </table:table-cell>
          <table:table-cell table:style-name="ce11" office:value-type="string" calcext:value-type="string">
            <text:p>MDL18EE04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1]=[.B212];[.A211];[.A211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Rishikesh <text:s/>K</text:p>
          </table:table-cell>
          <table:table-cell table:style-name="ce11" office:value-type="string" calcext:value-type="string">
            <text:p>MDL18EE04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2]=[.B213];[.A212];[.A212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Rosy Tress J <text:s/>Kudakasserry</text:p>
          </table:table-cell>
          <table:table-cell table:style-name="ce11" office:value-type="string" calcext:value-type="string">
            <text:p>MDL18EE04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3]=[.B214];[.A213];[.A213]+1)"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Ruby <text:s/>Agith</text:p>
          </table:table-cell>
          <table:table-cell table:style-name="ce11" office:value-type="string" calcext:value-type="string">
            <text:p>MDL18EE05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217])" office:value-type="string" office:string-value="Room :410" calcext:value-type="string">
            <text:p>Room :410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214]=[.B217];[.A214];[.A214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Sahala <text:s/>Azees</text:p>
          </table:table-cell>
          <table:table-cell table:style-name="ce11" office:value-type="string" calcext:value-type="string">
            <text:p>MDL18EE05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7]=[.B218];[.A217];[.A217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Sahal <text:s/>Ali</text:p>
          </table:table-cell>
          <table:table-cell table:style-name="ce11" office:value-type="string" calcext:value-type="string">
            <text:p>MDL18EE05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8]=[.B219];[.A218];[.A218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Sanjay <text:s/>P.U</text:p>
          </table:table-cell>
          <table:table-cell table:style-name="ce11" office:value-type="string" calcext:value-type="string">
            <text:p>MDL18EE05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19]=[.B220];[.A219];[.A219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Sebin <text:s/>Thomson</text:p>
          </table:table-cell>
          <table:table-cell table:style-name="ce11" office:value-type="string" calcext:value-type="string">
            <text:p>MDL18EE05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0]=[.B221];[.A220];[.A220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Smriti <text:s/>Krishnan</text:p>
          </table:table-cell>
          <table:table-cell table:style-name="ce11" office:value-type="string" calcext:value-type="string">
            <text:p>MDL18EE05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1]=[.B222];[.A221];[.A221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S <text:s/>Nandana</text:p>
          </table:table-cell>
          <table:table-cell table:style-name="ce11" office:value-type="string" calcext:value-type="string">
            <text:p>MDL18EE0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2]=[.B223];[.A222];[.A222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Soorya <text:s/>Krishnanunni</text:p>
          </table:table-cell>
          <table:table-cell table:style-name="ce11" office:value-type="string" calcext:value-type="string">
            <text:p>MDL18EE05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3]=[.B224];[.A223];[.A223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S Vipin <text:s/>Kumar</text:p>
          </table:table-cell>
          <table:table-cell table:style-name="ce11" office:value-type="string" calcext:value-type="string">
            <text:p>MDL18EE05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4]=[.B225];[.A224];[.A224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Vishnu <text:s/>Pc</text:p>
          </table:table-cell>
          <table:table-cell table:style-name="ce11" office:value-type="string" calcext:value-type="string">
            <text:p>MDL18EE05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5]=[.B226];[.A225];[.A225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Vishnu <text:s/>Premanandan</text:p>
          </table:table-cell>
          <table:table-cell table:style-name="ce11" office:value-type="string" calcext:value-type="string">
            <text:p>MDL18EE06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6]=[.B227];[.A226];[.A226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William Jude Antony</text:p>
          </table:table-cell>
          <table:table-cell table:style-name="ce11" office:value-type="string" calcext:value-type="string">
            <text:p>MDL18EE06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7]=[.B228];[.A227];[.A227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listair Joseph Gasper D'souza</text:p>
          </table:table-cell>
          <table:table-cell table:style-name="ce11" office:value-type="string" calcext:value-type="string">
            <text:p>MEE18EE00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8]=[.B229];[.A228];[.A228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Mohammed Farhan K. S</text:p>
          </table:table-cell>
          <table:table-cell table:style-name="ce11" office:value-type="string" calcext:value-type="string">
            <text:p>MUT18EE03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29]=[.B230];[.A229];[.A229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bhirami <text:s/>Aruldas</text:p>
          </table:table-cell>
          <table:table-cell table:style-name="ce11" office:value-type="string" calcext:value-type="string">
            <text:p>TCR18EE00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30]=[.B231];[.A230];[.A230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meer <text:s/>Muhammed</text:p>
          </table:table-cell>
          <table:table-cell table:style-name="ce11" office:value-type="string" calcext:value-type="string">
            <text:p>TCR18EE0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31]=[.B232];[.A231];[.A231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Shiva <text:s/>A</text:p>
          </table:table-cell>
          <table:table-cell table:style-name="ce11" office:value-type="string" calcext:value-type="string">
            <text:p>TVE18EE10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32]=[.B233];[.A232];[.A232]+1)"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Shyam <text:s/>Santhosh</text:p>
          </table:table-cell>
          <table:table-cell table:style-name="ce11" office:value-type="string" calcext:value-type="string">
            <text:p>MZC16CE02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236])" office:value-type="string" office:string-value="Room :509" calcext:value-type="string">
            <text:p>Room :509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233]=[.B236];[.A233];[.A233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nitha P A <text:s/></text:p>
          </table:table-cell>
          <table:table-cell table:style-name="ce11" office:value-type="string" calcext:value-type="string">
            <text:p>NSS16CE02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2">
          <table:table-cell table:formula="of:=IF([.B236]=[.B237];[.A236];[.A236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Gokul P Nair</text:p>
          </table:table-cell>
          <table:table-cell table:style-name="ce11" office:value-type="string" calcext:value-type="string">
            <text:p>NSS16CE05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2">
          <table:table-cell table:formula="of:=IF([.B237]=[.B238];[.A237];[.A237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nanthapadmanabhan <text:s/>S</text:p>
          </table:table-cell>
          <table:table-cell table:style-name="ce11" office:value-type="string" calcext:value-type="string">
            <text:p>STC16CE00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2">
          <table:table-cell table:formula="of:=IF([.B238]=[.B239];[.A238];[.A238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Mohammed Anas </text:p>
          </table:table-cell>
          <table:table-cell table:style-name="ce11" office:value-type="string" calcext:value-type="string">
            <text:p>VML16CE06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2">
          <table:table-cell table:formula="of:=IF([.B239]=[.B240];[.A239];[.A239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Jilsa Martha K Jacob</text:p>
          </table:table-cell>
          <table:table-cell table:style-name="ce11" office:value-type="string" calcext:value-type="string">
            <text:p>ADR16EC03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0]=[.B241];[.A240];[.A240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D Sruthi <text:s/></text:p>
          </table:table-cell>
          <table:table-cell table:style-name="ce11" office:value-type="string" calcext:value-type="string">
            <text:p>ATP16EC0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1]=[.B242];[.A241];[.A241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Fathima <text:s/>Abdulkhadar</text:p>
          </table:table-cell>
          <table:table-cell table:style-name="ce11" office:value-type="string" calcext:value-type="string">
            <text:p>JCE16EC01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2]=[.B243];[.A242];[.A242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Bibin <text:s/>Varghese</text:p>
          </table:table-cell>
          <table:table-cell table:style-name="ce11" office:value-type="string" calcext:value-type="string">
            <text:p>KIT16EC00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3]=[.B244];[.A243];[.A243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Johns <text:s/>Joseph <text:s/>K</text:p>
          </table:table-cell>
          <table:table-cell table:style-name="ce11" office:value-type="string" calcext:value-type="string">
            <text:p>MDL16EC05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4]=[.B245];[.A244];[.A244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Midhun Sivaraman C</text:p>
          </table:table-cell>
          <table:table-cell table:style-name="ce11" office:value-type="string" calcext:value-type="string">
            <text:p>MDL16EC07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5]=[.B246];[.A245];[.A245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Sangeeth <text:s/>S</text:p>
          </table:table-cell>
          <table:table-cell table:style-name="ce11" office:value-type="string" calcext:value-type="string">
            <text:p>MDL16EC09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6]=[.B247];[.A246];[.A246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jay <text:s/>C</text:p>
          </table:table-cell>
          <table:table-cell table:style-name="ce11" office:value-type="string" calcext:value-type="string">
            <text:p>NCE16EC00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7]=[.B248];[.A247];[.A247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Gokul <text:s/>Ramesh</text:p>
          </table:table-cell>
          <table:table-cell table:style-name="ce11" office:value-type="string" calcext:value-type="string">
            <text:p>RET16EC07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8]=[.B249];[.A248];[.A248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bhijith M S</text:p>
          </table:table-cell>
          <table:table-cell table:style-name="ce11" office:value-type="string" calcext:value-type="string">
            <text:p>TOC16EC00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49]=[.B250];[.A249];[.A249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kash M B</text:p>
          </table:table-cell>
          <table:table-cell table:style-name="ce11" office:value-type="string" calcext:value-type="string">
            <text:p>TOC16EC00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50]=[.B251];[.A250];[.A250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Bifil Mon Martin</text:p>
          </table:table-cell>
          <table:table-cell table:style-name="ce11" office:value-type="string" calcext:value-type="string">
            <text:p>TOC16EC0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51]=[.B252];[.A251];[.A251]+1)"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Clins <text:s/>Aldrin</text:p>
          </table:table-cell>
          <table:table-cell table:style-name="ce11" office:value-type="string" calcext:value-type="string">
            <text:p>WYD16EC05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255])" office:value-type="string" office:string-value="Room :510" calcext:value-type="string">
            <text:p>Room :510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252]=[.B255];[.A252];[.A252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Jithin <text:s/>Jayabalan</text:p>
          </table:table-cell>
          <table:table-cell table:style-name="ce11" office:value-type="string" calcext:value-type="string">
            <text:p>KGR16EE02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55]=[.B256];[.A255];[.A255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Rakhesh <text:s/>S</text:p>
          </table:table-cell>
          <table:table-cell table:style-name="ce11" office:value-type="string" calcext:value-type="string">
            <text:p>MDL16EE04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56]=[.B257];[.A256];[.A256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jsal M </text:p>
          </table:table-cell>
          <table:table-cell table:style-name="ce11" office:value-type="string" calcext:value-type="string">
            <text:p>MNR16EE00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57]=[.B258];[.A257];[.A257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Amal A Maloor</text:p>
          </table:table-cell>
          <table:table-cell table:style-name="ce11" office:value-type="string" calcext:value-type="string">
            <text:p>SNT16EE00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58]=[.B259];[.A258];[.A258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Gokul Krishna P.S</text:p>
          </table:table-cell>
          <table:table-cell table:style-name="ce11" office:value-type="string" calcext:value-type="string">
            <text:p>SNT16EE0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59]=[.B260];[.A259];[.A259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Padmakumar P G</text:p>
          </table:table-cell>
          <table:table-cell table:style-name="ce11" office:value-type="string" calcext:value-type="string">
            <text:p>SNT16EE02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0]=[.B261];[.A260];[.A260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Vidhyasagar <text:s/>S</text:p>
          </table:table-cell>
          <table:table-cell table:style-name="ce11" office:value-type="string" calcext:value-type="string">
            <text:p>SNT16EE03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1]=[.B262];[.A261];[.A261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Anupam <text:s/>Mohan</text:p>
          </table:table-cell>
          <table:table-cell table:style-name="ce11" office:value-type="string" calcext:value-type="string">
            <text:p>TOC16EE00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2]=[.B263];[.A262];[.A262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Basil <text:s/>Wilson</text:p>
          </table:table-cell>
          <table:table-cell table:style-name="ce11" office:value-type="string" calcext:value-type="string">
            <text:p>TOC16EE0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3]=[.B264];[.A263];[.A263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Ben John Peckal</text:p>
          </table:table-cell>
          <table:table-cell table:style-name="ce11" office:value-type="string" calcext:value-type="string">
            <text:p>TOC16EE0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4]=[.B265];[.A264];[.A264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Rohit <text:s/>Samuel</text:p>
          </table:table-cell>
          <table:table-cell table:style-name="ce11" office:value-type="string" calcext:value-type="string">
            <text:p>TOC16EE02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5]=[.B266];[.A265];[.A265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Samsen <text:s/>Sabu</text:p>
          </table:table-cell>
          <table:table-cell table:style-name="ce11" office:value-type="string" calcext:value-type="string">
            <text:p>TOC16EE02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6]=[.B267];[.A266];[.A266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Syam <text:s/>P S</text:p>
          </table:table-cell>
          <table:table-cell table:style-name="ce11" office:value-type="string" calcext:value-type="string">
            <text:p>VDA16EE04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67]=[.B268];[.A267];[.A267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Meera <text:s/>Ravindranath</text:p>
          </table:table-cell>
          <table:table-cell table:style-name="ce11" office:value-type="string" calcext:value-type="string">
            <text:p>AIK15CE03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2">
          <table:table-cell table:formula="of:=IF([.B268]=[.B269];[.A268];[.A268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Vishnu <text:s/>Vijayan</text:p>
          </table:table-cell>
          <table:table-cell table:style-name="ce11" office:value-type="string" calcext:value-type="string">
            <text:p>MZC15CE05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CE302 <text:s/></text:p>
          </table:table-cell>
          <table:table-cell table:number-columns-repeated="18"/>
        </table:table-row>
        <table:table-row table:style-name="ro2">
          <table:table-cell table:formula="of:=IF([.B269]=[.B270];[.A269];[.A269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Akhil <text:s/>A S</text:p>
          </table:table-cell>
          <table:table-cell table:style-name="ce11" office:value-type="string" calcext:value-type="string">
            <text:p>AEC15EC00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0]=[.B271];[.A270];[.A270]+1)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A17</text:p>
          </table:table-cell>
          <table:table-cell table:style-name="ce5" office:value-type="string" calcext:value-type="string">
            <text:p>Anandu <text:s/>T R</text:p>
          </table:table-cell>
          <table:table-cell table:style-name="ce11" office:value-type="string" calcext:value-type="string">
            <text:p>AEC15EC00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3">
          <table:table-cell/>
          <table:table-cell table:style-name="ce9"/>
          <table:table-cell table:style-name="ce1"/>
          <table:table-cell table:style-name="ce7" table:formula="of:=COM.MICROSOFT.CONCAT(&quot;Room :&quot;;[.B274])" office:value-type="string" office:string-value="Room :515" calcext:value-type="string">
            <text:p>Room :515</text:p>
          </table:table-cell>
          <table:table-cell table:style-name="ce9" table:number-columns-repeated="3"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No</text:p>
          </table:table-cell>
          <table:table-cell table:style-name="ce10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10" office:value-type="string" calcext:value-type="string">
            <text:p>Yr</text:p>
          </table:table-cell>
          <table:table-cell table:style-name="ce10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  <table:table-cell table:number-columns-repeated="18"/>
        </table:table-row>
        <table:table-row table:style-name="ro2">
          <table:table-cell table:formula="of:=IF([.B271]=[.B274];[.A271];[.A271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Jithin <text:s/>Ramesh</text:p>
          </table:table-cell>
          <table:table-cell table:style-name="ce11" office:value-type="string" calcext:value-type="string">
            <text:p>AEC15EC0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4]=[.B275];[.A274];[.A274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Lydia <text:s/>James</text:p>
          </table:table-cell>
          <table:table-cell table:style-name="ce11" office:value-type="string" calcext:value-type="string">
            <text:p>AJC15EC05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5]=[.B276];[.A275];[.A275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Sandra Anna John</text:p>
          </table:table-cell>
          <table:table-cell table:style-name="ce11" office:value-type="string" calcext:value-type="string">
            <text:p>AJC15EC07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6]=[.B277];[.A276];[.A276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Tinsmon <text:s/>Saji</text:p>
          </table:table-cell>
          <table:table-cell table:style-name="ce11" office:value-type="string" calcext:value-type="string">
            <text:p>AJC15EC08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7]=[.B278];[.A277];[.A277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Aiswarya <text:s/>Uday</text:p>
          </table:table-cell>
          <table:table-cell table:style-name="ce11" office:value-type="string" calcext:value-type="string">
            <text:p>ICE15EC00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8]=[.B279];[.A278];[.A278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Arjun. <text:s/>T</text:p>
          </table:table-cell>
          <table:table-cell table:style-name="ce11" office:value-type="string" calcext:value-type="string">
            <text:p>LMDL15EC12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79]=[.B280];[.A279];[.A279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Melvin Thomas. K</text:p>
          </table:table-cell>
          <table:table-cell table:style-name="ce11" office:value-type="string" calcext:value-type="string">
            <text:p>LMDL15EC12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80]=[.B281];[.A280];[.A280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Monish Mohan. K. M</text:p>
          </table:table-cell>
          <table:table-cell table:style-name="ce11" office:value-type="string" calcext:value-type="string">
            <text:p>LMDL15EC12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81]=[.B282];[.A281];[.A281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Nathasha <text:s/>P. A</text:p>
          </table:table-cell>
          <table:table-cell table:style-name="ce11" office:value-type="string" calcext:value-type="string">
            <text:p>MDL15EC08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82]=[.B283];[.A282];[.A282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Navaneeth K Parameswaran</text:p>
          </table:table-cell>
          <table:table-cell table:style-name="ce11" office:value-type="string" calcext:value-type="string">
            <text:p>MDL15EC08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83]=[.B284];[.A283];[.A283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Sreejith. <text:s/>A.C</text:p>
          </table:table-cell>
          <table:table-cell table:style-name="ce11" office:value-type="string" calcext:value-type="string">
            <text:p>MES15EC07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C302 <text:s/></text:p>
          </table:table-cell>
          <table:table-cell table:number-columns-repeated="18"/>
        </table:table-row>
        <table:table-row table:style-name="ro2">
          <table:table-cell table:formula="of:=IF([.B284]=[.B285];[.A284];[.A284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Vinayak K S</text:p>
          </table:table-cell>
          <table:table-cell table:style-name="ce11" office:value-type="string" calcext:value-type="string">
            <text:p>ASI15EE0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85]=[.B286];[.A285];[.A285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Gladsten <text:s/>Paiva</text:p>
          </table:table-cell>
          <table:table-cell table:style-name="ce11" office:value-type="string" calcext:value-type="string">
            <text:p>CEC15EE0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86]=[.B287];[.A286];[.A286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Melvin <text:s/>Joy</text:p>
          </table:table-cell>
          <table:table-cell table:style-name="ce11" office:value-type="string" calcext:value-type="string">
            <text:p>LMNR15EE0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87]=[.B288];[.A287];[.A287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Haritha <text:s/>K</text:p>
          </table:table-cell>
          <table:table-cell table:style-name="ce11" office:value-type="string" calcext:value-type="string">
            <text:p>RCE15EE0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2">
          <table:table-cell table:formula="of:=IF([.B288]=[.B289];[.A288];[.A288]+1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Shreeram <text:s/>K C</text:p>
          </table:table-cell>
          <table:table-cell table:style-name="ce11" office:value-type="string" calcext:value-type="string">
            <text:p>SCM15EE0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EE302 <text:s/></text:p>
          </table:table-cell>
          <table:table-cell table:number-columns-repeated="18"/>
        </table:table-row>
        <table:table-row table:style-name="ro4">
          <table:table-cell/>
          <table:table-cell table:style-name="ce49"/>
          <table:table-cell table:style-name="ce6"/>
          <table:table-cell table:number-columns-repeated="23"/>
        </table:table-row>
        <table:table-row table:style-name="ro4" table:number-rows-repeated="16">
          <table:table-cell/>
          <table:table-cell table:style-name="ce49"/>
          <table:table-cell table:number-columns-repeated="24"/>
        </table:table-row>
        <table:table-row table:style-name="ro4" table:number-rows-repeated="1048269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Pivot Table_10-08-21-AN_2" table:style-name="ta1">
        <table:table-column table:style-name="co13" table:default-cell-style-name="Default"/>
        <table:table-column table:style-name="co14" table:number-columns-repeated="15" table:default-cell-style-name="ce77"/>
        <table:table-column table:style-name="co15" table:default-cell-style-name="Default"/>
        <table:table-row table:style-name="ro5">
          <table:table-cell table:style-name="ce59" office:value-type="string" calcext:value-type="string">
            <text:p>Count - Paper</text:p>
          </table:table-cell>
          <table:table-cell table:style-name="ce64" office:value-type="string" calcext:value-type="string">
            <text:p>No</text:p>
          </table:table-cell>
          <table:table-cell table:style-name="ce64" office:value-type="string" calcext:value-type="string">
            <text:p>Room</text:p>
          </table:table-cell>
          <table:table-cell table:style-name="ce69" table:number-columns-repeated="13"/>
          <table:table-cell table:style-name="ce70"/>
        </table:table-row>
        <table:table-row table:style-name="ro5"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1" office:value-type="string" calcext:value-type="string">
            <text:p>Total Result</text:p>
          </table:table-cell>
        </table:table-row>
        <table:table-row table:style-name="ro5">
          <table:table-cell table:style-name="ce75" office:value-type="string" calcext:value-type="string">
            <text:p>Paper</text:p>
          </table:table-cell>
          <table:table-cell table:style-name="ce66" office:value-type="float" office:value="201" calcext:value-type="float">
            <text:p>201</text:p>
          </table:table-cell>
          <table:table-cell table:style-name="ce66" office:value-type="float" office:value="210" calcext:value-type="float">
            <text:p>210</text:p>
          </table:table-cell>
          <table:table-cell table:style-name="ce66" office:value-type="float" office:value="211" calcext:value-type="float">
            <text:p>211</text:p>
          </table:table-cell>
          <table:table-cell table:style-name="ce66" office:value-type="float" office:value="301" calcext:value-type="float">
            <text:p>301</text:p>
          </table:table-cell>
          <table:table-cell table:style-name="ce66" office:value-type="float" office:value="309" calcext:value-type="float">
            <text:p>309</text:p>
          </table:table-cell>
          <table:table-cell table:style-name="ce66" office:value-type="float" office:value="310" calcext:value-type="float">
            <text:p>310</text:p>
          </table:table-cell>
          <table:table-cell table:style-name="ce66" office:value-type="float" office:value="311" calcext:value-type="float">
            <text:p>311</text:p>
          </table:table-cell>
          <table:table-cell table:style-name="ce66" office:value-type="float" office:value="312" calcext:value-type="float">
            <text:p>312</text:p>
          </table:table-cell>
          <table:table-cell table:style-name="ce66" office:value-type="float" office:value="314" calcext:value-type="float">
            <text:p>314</text:p>
          </table:table-cell>
          <table:table-cell table:style-name="ce66" office:value-type="float" office:value="315" calcext:value-type="float">
            <text:p>315</text:p>
          </table:table-cell>
          <table:table-cell table:style-name="ce66" office:value-type="float" office:value="409" calcext:value-type="float">
            <text:p>409</text:p>
          </table:table-cell>
          <table:table-cell table:style-name="ce66" office:value-type="float" office:value="410" calcext:value-type="float">
            <text:p>410</text:p>
          </table:table-cell>
          <table:table-cell table:style-name="ce66" office:value-type="float" office:value="509" calcext:value-type="float">
            <text:p>509</text:p>
          </table:table-cell>
          <table:table-cell table:style-name="ce66" office:value-type="float" office:value="510" calcext:value-type="float">
            <text:p>510</text:p>
          </table:table-cell>
          <table:table-cell table:style-name="ce66" office:value-type="float" office:value="515" calcext:value-type="float">
            <text:p>515</text:p>
          </table:table-cell>
          <table:table-cell table:style-name="ce72"/>
        </table:table-row>
        <table:table-row table:style-name="ro5">
          <table:table-cell table:style-name="ce62" office:value-type="string" calcext:value-type="string">
            <text:p>CE302 <text:s/>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3" office:value-type="float" office:value="13" calcext:value-type="float">
            <text:p>13</text:p>
          </table:table-cell>
        </table:table-row>
        <table:table-row table:style-name="ro5">
          <table:table-cell table:style-name="ce62" office:value-type="string" calcext:value-type="string">
            <text:p>EC302 <text:s/>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3" table:style-name="ce67" office:value-type="float" office:value="17" calcext:value-type="float">
            <text:p>17</text:p>
          </table:table-cell>
          <table:table-cell table:number-columns-repeated="3" table:style-name="ce67" office:value-type="float" office:value="18" calcext:value-type="float">
            <text:p>18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4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3" office:value-type="float" office:value="156" calcext:value-type="float">
            <text:p>156</text:p>
          </table:table-cell>
        </table:table-row>
        <table:table-row table:style-name="ro5">
          <table:table-cell table:style-name="ce62" office:value-type="string" calcext:value-type="string">
            <text:p>EE302 <text:s/>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number-columns-repeated="2" table:style-name="ce67" office:value-type="float" office:value="17" calcext:value-type="float">
            <text:p>17</text:p>
          </table:table-cell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5" calcext:value-type="float">
            <text:p>5</text:p>
          </table:table-cell>
          <table:table-cell table:style-name="ce73" office:value-type="float" office:value="89" calcext:value-type="float">
            <text:p>89</text:p>
          </table:table-cell>
        </table:table-row>
        <table:table-row table:style-name="ro5">
          <table:table-cell table:style-name="ce62" office:value-type="string" calcext:value-type="string">
            <text:p>INMCA208 <text:s/>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 office:value-type="float" office:value="1" calcext:value-type="float">
            <text:p>1</text:p>
          </table:table-cell>
        </table:table-row>
        <table:table-row table:style-name="ro5">
          <table:table-cell table:style-name="ce76" office:value-type="string" calcext:value-type="string">
            <text:p>Total Result</text:p>
          </table:table-cell>
          <table:table-cell table:number-columns-repeated="4" table:style-name="ce68" office:value-type="float" office:value="17" calcext:value-type="float">
            <text:p>17</text:p>
          </table:table-cell>
          <table:table-cell table:number-columns-repeated="5" table:style-name="ce68" office:value-type="float" office:value="18" calcext:value-type="float">
            <text:p>18</text:p>
          </table:table-cell>
          <table:table-cell table:number-columns-repeated="5" table:style-name="ce68" office:value-type="float" office:value="17" calcext:value-type="float">
            <text:p>17</text:p>
          </table:table-cell>
          <table:table-cell table:style-name="ce68" office:value-type="float" office:value="16" calcext:value-type="float">
            <text:p>16</text:p>
          </table:table-cell>
          <table:table-cell table:style-name="ce74" office:value-type="float" office:value="259" calcext:value-type="float">
            <text:p>259</text:p>
          </table:table-cell>
        </table:table-row>
        <table:table-row table:style-name="ro6" table:number-rows-repeated="1048567">
          <table:table-cell table:number-columns-repeated="17"/>
        </table:table-row>
        <table:table-row table:style-name="ro6">
          <table:table-cell table:number-columns-repeated="17"/>
        </table:table-row>
      </table:table>
      <table:named-expressions/>
      <table:database-ranges>
        <table:database-range table:name="__Anonymous_Sheet_DB__0" table:target-range-address="'10-08-21-AN'.D2:'10-08-21-AN'.H289">
          <table:sort>
            <table:sort-by table:field-number="2" table:order="descending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'Pivot Table_10-08-21-AN_2'.A1:'Pivot Table_10-08-21-AN_2'.Q8" table:buttons="'Pivot Table_10-08-21-AN_2'.A3 'Pivot Table_10-08-21-AN_2'.B1 'Pivot Table_10-08-21-AN_2'.C1" table:show-filter-button="false" table:drill-down-on-double-click="false">
          <table:source-cell-range table:cell-range-address="'10-08-21-AN'.A2:'10-08-21-AN'.H289"/>
          <table:data-pilot-field table:source-field-name="No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CE302  " table:display="true" table:show-details="true"/>
                <table:data-pilot-member table:name="EC302  " table:display="true" table:show-details="true"/>
                <table:data-pilot-member table:name="EE302  " table:display="true" table:show-details="true"/>
                <table:data-pilot-member table:name="INMCA208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top="1.124cm" fo:margin-bottom="0.727cm" fo:margin-left="0.725cm" fo:margin-right="0.788cm"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20pt" fo:font-weight="bold"/>
    </style:style>
    <style:style style:name="MT3" style:family="text">
      <style:text-properties fo:font-size="14pt"/>
    </style:style>
  </office:automatic-styles>
  <office:master-styles>
    <style:master-page style:name="Default" style:page-layout-name="Mpm1">
      <style:header>
        <text:p><text:span text:style-name="MT1">Seating Arrangement</text:span></text:p>
        <text:p><text:span text:style-name="MT2"><text:sheet-name>???</text:sheet-name></text:span></text:p>
      </style:header>
      <style:header-left style:display="false"/>
      <style:footer>
        <text:p><text:span text:style-name="MT3">Page </text:span><text:span text:style-name="MT3"><text:page-number>1</text:page-number></text:span><text:span text:style-name="MT3"><text:s/>of </text:span><text:span text:style-name="MT3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07:23:24.606040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10:18:44.249392077</dc:date>
    <meta:editing-duration>PT3H10M6S</meta:editing-duration>
    <meta:editing-cycles>49</meta:editing-cycles>
    <meta:generator>LibreOffice/6.4.7.2$Linux_X86_64 LibreOffice_project/40$Build-2</meta:generator>
    <meta:document-statistic meta:table-count="2" meta:cell-count="2373" meta:object-count="0"/>
  </office:meta>
</office:document-meta>
</file>